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perement" table:style-name="ta1">
        <table:shapes>
          <draw:frame draw:z-index="0" draw:style-name="gr1" draw:text-style-name="P1" svg:width="590.96mm" svg:height="410.12mm" svg:x="18.72mm" svg:y="1.06mm">
            <loext:p draw:notify-on-update-of-ranges="experement.A1:experement.A774 experement.B1:experement.B7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996" calcext:value-type="float">
            <text:p>799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968" calcext:value-type="float">
            <text:p>799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996" calcext:value-type="float">
            <text:p>799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12" calcext:value-type="float">
            <text:p>4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7T14:10:35.669952968</dc:date>
    <meta:editing-duration>PT2M35S</meta:editing-duration>
    <meta:editing-cycles>1</meta:editing-cycles>
    <meta:generator>LibreOffice/5.2.7.2$Linux_X86_64 LibreOffice_project/20m0$Build-2</meta:generator>
    <meta:document-statistic meta:table-count="1" meta:cell-count="15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9.097cm" svg:height="41.013cm" xlink:href=".." xlink:type="simple" chart:class="chart:scatter" chart:style-name="ch1">
        <chart:legend chart:legend-position="end" svg:x="54.287cm" svg:y="19.958cm" style:legend-expansion="high" chart:style-name="ch2"/>
        <chart:plot-area chart:style-name="ch3" table:cell-range-address="experement.A1:experement.B774" svg:x="1.181cm" svg:y="0.82cm" svg:width="51.925cm" svg:height="39.373cm">
          <chartooo:coordinate-region svg:x="2.358cm" svg:y="1.019cm" svg:width="50.654cm" svg:height="38.5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erement.B1:experement.B774" chart:class="chart:scatter">
            <chart:domain table:cell-range-address="experement.A1:experement.A774"/>
            <chart:regression-curve chart:style-name="ch7">
              <chart:equation chart:display-equation="true" chart:display-r-square="true"/>
            </chart:regression-curve>
            <chart:data-point chart:repeated="7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xperement.A1:experement.A774</svg:desc>
                </draw:g>
              </table:table-cell>
              <table:table-cell office:value-type="float" office:value="152">
                <text:p>152</text:p>
                <draw:g>
                  <svg:desc>experement.B1:experement.B7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79996">
                <text:p>799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  <table:table-cell office:value-type="float" office:value="79968">
                <text:p>799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  <table:table-cell office:value-type="float" office:value="79996">
                <text:p>799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">
                <text:p>3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">
                <text:p>3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">
                <text:p>3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">
                <text:p>3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">
                <text:p>3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">
                <text:p>3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">
                <text:p>3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">
                <text:p>3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">
                <text:p>3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">
                <text:p>3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">
                <text:p>3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">
                <text:p>3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">
                <text:p>3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">
                <text:p>3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">
                <text:p>3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">
                <text:p>3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">
                <text:p>3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">
                <text:p>3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">
                <text:p>3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">
                <text:p>3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">
                <text:p>3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">
                <text:p>3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">
                <text:p>3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">
                <text:p>3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">
                <text:p>3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">
                <text:p>3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">
                <text:p>3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">
                <text:p>3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">
                <text:p>3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">
                <text:p>3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">
                <text:p>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">
                <text:p>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">
                <text:p>3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">
                <text:p>3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">
                <text:p>3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">
                <text:p>3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">
                <text:p>3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">
                <text:p>3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">
                <text:p>3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">
                <text:p>3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">
                <text:p>3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">
                <text:p>3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">
                <text:p>3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">
                <text:p>3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">
                <text:p>3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">
                <text:p>3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">
                <text:p>3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">
                <text:p>3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">
                <text:p>3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">
                <text:p>3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">
                <text:p>3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">
                <text:p>3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">
                <text:p>3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">
                <text:p>3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">
                <text:p>3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">
                <text:p>3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">
                <text:p>3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">
                <text:p>3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">
                <text:p>4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">
                <text:p>4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">
                <text:p>4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">
                <text:p>4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">
                <text:p>4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">
                <text:p>4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">
                <text:p>4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">
                <text:p>4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">
                <text:p>4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">
                <text:p>4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">
                <text:p>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">
                <text:p>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">
                <text:p>4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">
                <text:p>4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">
                <text:p>4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">
                <text:p>4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">
                <text:p>4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">
                <text:p>4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">
                <text:p>4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">
                <text:p>4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">
                <text:p>4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">
                <text:p>4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">
                <text:p>4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">
                <text:p>4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">
                <text:p>4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">
                <text:p>4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">
                <text:p>4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">
                <text:p>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">
                <text:p>4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">
                <text:p>4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">
                <text:p>4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">
                <text:p>4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">
                <text:p>4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">
                <text:p>4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">
                <text:p>4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">
                <text:p>4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">
                <text:p>4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">
                <text:p>4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">
                <text:p>4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">
                <text:p>4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">
                <text:p>4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">
                <text:p>4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">
                <text:p>4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">
                <text:p>4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">
                <text:p>4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">
                <text:p>4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">
                <text:p>4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">
                <text:p>4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">
                <text:p>4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">
                <text:p>4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">
                <text:p>5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">
                <text:p>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">
                <text:p>5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">
                <text:p>5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">
                <text:p>5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">
                <text:p>5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">
                <text:p>5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">
                <text:p>5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">
                <text:p>5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">
                <text:p>5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">
                <text:p>5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">
                <text:p>5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">
                <text:p>5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">
                <text:p>5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">
                <text:p>5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">
                <text:p>5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">
                <text:p>5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">
                <text:p>5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">
                <text:p>5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">
                <text:p>5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">
                <text:p>5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">
                <text:p>5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">
                <text:p>5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">
                <text:p>5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">
                <text:p>5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">
                <text:p>5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">
                <text:p>5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">
                <text:p>5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">
                <text:p>5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">
                <text:p>5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">
                <text:p>5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">
                <text:p>5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">
                <text:p>5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">
                <text:p>5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">
                <text:p>5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">
                <text:p>5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">
                <text:p>5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">
                <text:p>5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">
                <text:p>5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">
                <text:p>5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">
                <text:p>5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">
                <text:p>5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">
                <text:p>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">
                <text:p>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">
                <text:p>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">
                <text:p>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">
                <text:p>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">
                <text:p>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">
                <text:p>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">
                <text:p>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">
                <text:p>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">
                <text:p>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">
                <text:p>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">
                <text:p>5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">
                <text:p>5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">
                <text:p>5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">
                <text:p>5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">
                <text:p>5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">
                <text:p>5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">
                <text:p>5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">
                <text:p>6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">
                <text:p>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">
                <text:p>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">
                <text:p>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">
                <text:p>6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">
                <text:p>6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">
                <text:p>6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">
                <text:p>6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">
                <text:p>6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">
                <text:p>6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">
                <text:p>6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">
                <text:p>6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">
                <text:p>6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">
                <text:p>6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">
                <text:p>6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">
                <text:p>6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">
                <text:p>6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">
                <text:p>6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">
                <text:p>6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">
                <text:p>6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">
                <text:p>6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">
                <text:p>6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">
                <text:p>6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">
                <text:p>6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">
                <text:p>6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">
                <text:p>6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">
                <text:p>6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">
                <text:p>6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">
                <text:p>6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">
                <text:p>6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">
                <text:p>6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">
                <text:p>6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">
                <text:p>6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">
                <text:p>6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">
                <text:p>6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">
                <text:p>6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">
                <text:p>6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">
                <text:p>6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">
                <text:p>6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">
                <text:p>6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">
                <text:p>6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">
                <text:p>6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">
                <text:p>6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">
                <text:p>6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">
                <text:p>6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">
                <text:p>6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">
                <text:p>6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">
                <text:p>6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">
                <text:p>6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">
                <text:p>6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">
                <text:p>6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">
                <text:p>7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">
                <text:p>7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">
                <text:p>7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">
                <text:p>7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">
                <text:p>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">
                <text:p>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">
                <text:p>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">
                <text:p>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">
                <text:p>7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">
                <text:p>7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">
                <text:p>7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">
                <text:p>7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">
                <text:p>7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">
                <text:p>7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">
                <text:p>7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">
                <text:p>7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">
                <text:p>7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">
                <text:p>7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">
                <text:p>7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">
                <text:p>7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">
                <text:p>7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">
                <text:p>7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">
                <text:p>7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">
                <text:p>7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">
                <text:p>7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">
                <text:p>7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">
                <text:p>7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">
                <text:p>7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">
                <text:p>7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">
                <text:p>7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">
                <text:p>7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">
                <text:p>7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">
                <text:p>7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">
                <text:p>7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">
                <text:p>7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">
                <text:p>7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">
                <text:p>7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">
                <text:p>7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">
                <text:p>7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">
                <text:p>7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">
                <text:p>7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">
                <text:p>7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">
                <text:p>7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">
                <text:p>7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">
                <text:p>7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">
                <text:p>7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">
                <text:p>7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">
                <text:p>7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">
                <text:p>7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">
                <text:p>7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">
                <text:p>7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">
                <text:p>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">
                <text:p>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">
                <text:p>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">
                <text:p>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">
                <text:p>7</text:p>
              </table:table-cell>
              <table:table-cell office:value-type="float" office:value="4012">
                <text:p>40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